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3.4744in"/>
    </style:style>
    <style:style style:name="co6" style:family="table-column">
      <style:table-column-properties fo:break-before="auto" style:column-width="1.0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9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Default">
      <style:table-cell-properties fo:padding="0.028in"/>
    </style:style>
    <style:style style:name="ce1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  <style:text-properties style:font-name="Arial" style:font-name-asian="Arial Unicode MS" style:font-name-complex="Arial Unicode MS"/>
    </style:style>
    <style:style style:name="ce1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map style:condition="is-true-formula([.$Z9]=&quot;Ссылка&quot;)" style:apply-style-name="Безымянный5" style:base-cell-address="'push stops'.B9"/>
    </style:style>
    <style:style style:name="ce23" style:family="table-cell" style:parent-style-name="Default">
      <style:text-properties style:text-outline="false" style:text-line-through-style="none" style:text-line-through-typ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6d6d6d" style:text-outline="false" style:text-line-through-style="none" style:text-line-through-typ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padding="0.028in"/>
      <style:map style:condition="is-true-formula([.$Z2]=&quot;Ссылка&quot;)" style:apply-style-name="Безымянный5" style:base-cell-address="TP.A2"/>
    </style:style>
    <style:style style:name="T1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98b61c" fo:font-style="italic" style:font-style-asian="italic" style:font-style-complex="italic"/>
    </style:style>
    <style:style style:name="T3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JetBrains Mono" fo:font-size="9pt" fo:font-weight="normal" style:font-name-asian="JetBrains Mono" style:font-name-complex="JetBrains Mono" style:font-size-asian="9pt" style:font-size-complex="9pt" style:font-weight-asian="normal" style:font-weight-complex="normal" fo:color="#98b61c" fo:font-style="italic" style:font-style-asian="italic" style:font-style-complex="italic"/>
    </style:style>
    <style:style style:name="T5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85609a"/>
    </style:style>
    <style:style style:name="T6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99a8ba"/>
    </style:style>
    <style:style style:name="T7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85609a" fo:font-style="italic" style:font-style-asian="italic" style:font-style-complex="italic"/>
    </style:style>
    <style:style style:name="T8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bf6426" fo:font-style="normal" style:font-style-asian="normal" style:font-style-complex="normal"/>
    </style:style>
    <style:style style:name="T9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85609a"/>
    </style:style>
    <style:style style:name="T10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99a8ba"/>
    </style:style>
    <style:style style:name="T11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bf6426"/>
    </style:style>
  </office:automatic-styles>
  <office:body>
    <office:spreadsheet>
      <table:table table:name="diary" table:style-name="ta1" table:print="false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 calcext:value-type="date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 calcext:value-type="date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9"/>
        <table:table-row table:style-name="ro1">
          <table:table-cell office:value-type="string" calcext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: nearest ath – second condition</text:p>
            <text:p>          It has no sense to open near the bottom</text:p>
            <text:p>          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 agg order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" table:style-name="ta1" table:print="false"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2" table:number-columns-repeated="21" table:default-cell-style-name="ce15"/>
        <table:table-column table:style-name="co6" table:default-cell-style-name="ce15"/>
        <table:table-column table:style-name="co2" table:number-columns-repeated="998" table:default-cell-style-name="ce15"/>
        <table:table-row table:style-name="ro4">
          <table:table-cell office:value-type="string" calcext:value-type="string">
            <text:p>Mb 22?</text:p>
          </table:table-cell>
          <table:table-cell table:number-columns-repeated="25"/>
          <table:table-cell table:formula="of:=IF(ISNUMBER(SEARCH(&quot;$&quot;; FORMULA([.B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#autoOpen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<text:a xlink:href="#$openPosition.$A$8" xlink:type="simple">@todo | autoOpen | check buyOrders volume</text:a>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<text:a xlink:href="#$TP.$A$2" xlink:type="simple">some dst =&gt; fix 1/3 + some stops grid to position after some pnl%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16" office:value-type="string" calcext:value-type="string">
            <text:p><text:a xlink:href="#$trading.$A$2" xlink:type="simple">CoverLossesAfterCloseByMarketConsumerDraft</text:a></text:p>
          </table:table-cell>
          <table:table-cell table:number-columns-repeated="25"/>
          <table:table-cell table:formula="of:=IF(ISNUMBER(SEARCH(&quot;$&quot;; FORMULA([.B7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new.$B$11" xlink:type="simple">buyGrid on open</text:a></text:p>
          </table:table-cell>
          <table:table-cell table:number-columns-repeated="25"/>
          <table:table-cell table:formula="of:=IF(ISNUMBER(SEARCH(&quot;$&quot;; FORMULA([.B8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alarm | watch'.$B$13" xlink:type="simple">SymbolFIlter? Near ATH</text:a></text:p>
          </table:table-cell>
          <table:table-cell table:number-columns-repeated="25"/>
          <table:table-cell table:formula="of:=IF(ISNUMBER(SEARCH(&quot;$&quot;; FORMULA([.B9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<text:a xlink:href="#$stops.$B$8" xlink:type="simple">возможно TradingStyle::Cautious также должен отключать и forceBuy</text:a></text:p>
          </table:table-cell>
          <table:table-cell table:number-columns-repeated="25"/>
          <table:table-cell table:formula="of:=IF(ISNUMBER(SEARCH(&quot;$&quot;; FORMULA([.B10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openPosition.$A$9" xlink:type="simple">Add TP when open position</text:a></text:p>
          </table:table-cell>
          <table:table-cell table:number-columns-repeated="25"/>
          <table:table-cell table:formula="of:=IF(ISNUMBER(SEARCH(&quot;$&quot;; FORMULA([.B11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push stops'.$B$9" xlink:type="simple">also push fixations as cond when became actual (some dst from ta)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a xlink:href="#$other.$A$2" xlink:type="simple">@todo | ordersCache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add context for stop length and try to add to grid</text:p>
          </table:table-cell>
          <table:table-cell table:number-columns-repeated="25"/>
          <table:table-cell table:formula="of:=IF(ISNUMBER(SEARCH(&quot;$&quot;; FORMULA([.B1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0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eck breakeven</text:p>
          </table:table-cell>
          <table:table-cell table:number-columns-repeated="25"/>
          <table:table-cell table:formula="of:=IF(ISNUMBER(SEARCH(&quot;$&quot;; FORMULA([.B21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5"/>
          <table:table-cell table:formula="of:=IF(ISNUMBER(SEARCH(&quot;$&quot;; FORMULA([.B22]))); &quot;Ссылка&quot;; &quot;&quot;)">
            <text:p/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activ evety 5 min?</text:p>
          </table:table-cell>
          <table:table-cell table:number-columns-repeated="24"/>
          <table:table-cell table:formula="of:=IF(ISNUMBER(SEARCH(&quot;$&quot;; FORMULA([.B2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4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strong stops def</text:p>
          </table:table-cell>
          <table:table-cell table:number-columns-repeated="2"/>
          <table:table-cell table:style-name="ce8"/>
          <table:table-cell table:number-columns-repeated="22"/>
          <table:table-cell table:formula="of:=IF(ISNUMBER(SEARCH(&quot;$&quot;; FORMULA([.B2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7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position closed notification</text:p>
          </table:table-cell>
          <table:table-cell table:number-columns-repeated="25"/>
          <table:table-cell table:formula="of:=IF(ISNUMBER(SEARCH(&quot;$&quot;; FORMULA([.B28]))); &quot;Ссылка&quot;; &quot;&quot;)">
            <text:p/>
          </table:table-cell>
          <table:table-cell table:number-columns-repeated="997"/>
        </table:table-row>
        <table:table-row table:style-name="ro6">
          <table:table-cell office:value-type="string" calcext:value-type="string">
            <text:p>d</text:p>
            <text:p>Auto handler that applies if c.t changed for some percent</text:p>
          </table:table-cell>
          <table:table-cell table:number-columns-repeated="25"/>
          <table:table-cell table:formula="of:=IF(ISNUMBER(SEARCH(&quot;$&quot;; FORMULA([.B2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1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/>
          <table:table-cell table:number-columns-repeated="25"/>
          <table:table-cell table:formula="of:=IF(ISNUMBER(SEARCH(&quot;$&quot;; FORMULA([.B3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3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6"/>
          <table:table-cell table:number-columns-repeated="25"/>
          <table:table-cell table:formula="of:=IF(ISNUMBER(SEARCH(&quot;$&quot;; FORMULA([.B3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2]))); &quot;Ссылка&quot;; &quot;&quot;)">
            <text:p/>
          </table:table-cell>
          <table:table-cell table:number-columns-repeated="99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5"/>
          <table:table-cell table:formula="of:=IF(ISNUMBER(SEARCH(&quot;$&quot;; FORMULA([.A6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6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1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3]))); &quot;Ссылка&quot;; &quot;&quot;)">
            <text:p/>
          </table:table-cell>
          <table:table-cell table:number-columns-repeated="998"/>
        </table:table-row>
        <table:table-row table:style-name="ro2" table:number-rows-repeated="104844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9"/>
        <table:table-row table:style-name="ro1">
          <table:table-cell table:style-name="ce14" office:value-type="string" calcext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shStops</text:p>
          </table:table-cell>
          <table:table-cell table:number-columns-repeated="1023"/>
        </table:table-row>
        <table:table-row table:style-name="ro4">
          <table:table-cell/>
          <table:table-cell table:style-name="ce19" office:value-type="string" calcext:value-type="string">
            <text:p>also push fixations as cond when became actual (some dst from ta)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sh stops'.B9:'push stops'.B9">
            <calcext:condition calcext:apply-style-name="Безымянный5" calcext:value="formula-is([.$Z9]=&quot;Ссылка&quot;)" calcext:base-cell-address="'push stops'.B9"/>
          </calcext:conditional-format>
        </calcext:conditional-formats>
      </table:table>
      <table:table table:name="alarm | watch" table:style-name="ta1" table:print="false">
        <table:table-column table:style-name="co2" table:number-columns-repeated="1024" table:default-cell-style-name="ce9"/>
        <table:table-row table:style-name="ro1">
          <table:table-cell table:style-name="ce4" office:value-type="string" calcext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SignificantPriceChang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mbolFIlter? Near ATH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8"/>
          <table:table-cell office:value-type="string" calcext:value-type="string">
            <text:p>критерии</text:p>
          </table:table-cell>
          <table:table-cell table:number-columns-repeated="1015"/>
        </table:table-row>
        <table:table-row table:style-name="ro1">
          <table:table-cell table:formula="of:=[$new.$B$11]" office:value-type="string" office:string-value="buyGrid on open" calcext:value-type="string">
            <text:p>buyGrid on open</text:p>
          </table:table-cell>
          <table:table-cell table:number-columns-repeated="8"/>
          <table:table-cell office:value-type="string" calcext:value-type="string">
            <text:p>можно использовать сильно превышение markPrice над indexPr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unding? Ещё раз уточнить у нейронки как оно может коррелировать на шитках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 total loss</text:p>
          </table:table-cell>
          <table:table-cell table:number-columns-repeated="8"/>
          <table:table-cell office:value-type="string" calcext:value-type="string">
            <text:p>количество иксов от considered significant price change (чтобы не сразу, а с доборами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span text:style-name="T1">@</text:span><text:span text:style-name="T2">todo | autoOpen | check funding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autoOpen | mb without stops in case of very small amount?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autoOpen | check buyOrders volum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P when open position</text:p>
          </table:table-cell>
          <table:table-cell table:number-columns-repeated="7"/>
          <table:table-cell office:value-type="string" calcext:value-type="string">
            <text:p>в качестве точки отсчёта нужно искать первый минимум после начала указанного периода (если такая точка есть)</text:p>
          </table:table-cell>
          <table:table-cell table:number-columns-repeated="1015"/>
        </table:table-row>
        <table:table-row table:style-name="ro8">
          <table:table-cell table:number-columns-repeated="9"/>
          <table:table-cell office:value-type="string" calcext:value-type="string">
            <text:p>или даже лучше просто откат (необязательно точка должна быть ниже)</text:p>
            <text:p>    То есть искать какой-то байт, от которого пошла обратно коррекция наверх</text:p>
            <text:p>  CUSDT (31.08.25 ~21:30 мкс)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<text:span text:style-name="T1">            </text:span><text:span text:style-name="T5">$triggerBy </text:span><text:span text:style-name="T6">= TriggerBy::</text:span><text:span text:style-name="T7">MarkPrice</text:span><text:span text:style-name="T8">;  </text:span><text:span text:style-name="T9">$currentPrice </text:span><text:span text:style-name="T10">= </text:span><text:span text:style-name="T9">$ticker</text:span><text:span text:style-name="T10">-&gt;</text:span><text:span text:style-name="T9">markPrice</text:span><text:span text:style-name="T11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w interne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CoverLossesAfterCloseByMarketConsumerDraf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4">
          <table:table-cell table:style-name="ce33" office:value-type="string" calcext:value-type="string">
            <text:p>some dst =&gt; fix 1/3 + some stops grid to position after some pnl%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P.A2:TP.A2">
            <calcext:condition calcext:apply-style-name="Безымянный5" calcext:value="formula-is([.$Z2]=&quot;Ссылка&quot;)" calcext:base-cell-address="TP.A2"/>
          </calcext:conditional-format>
        </calcext:conditional-formats>
      </table:table>
      <table:table table:name="oth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<text:span text:style-name="T3">@</text:span><text:span text:style-name="T4">todo | ordersCache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Безымянный1" style:family="table-cell" style:parent-style-name="Default">
      <style:table-cell-properties fo:background-color="#ff00cc"/>
    </style:style>
    <style:style style:name="Безымянный2" style:family="table-cell" style:parent-style-name="Default">
      <style:table-cell-properties fo:background-color="#0066cc"/>
    </style:style>
    <style:style style:name="Безымянный3" style:family="table-cell" style:parent-style-name="Default">
      <style:table-cell-properties fo:background-color="#0066ff"/>
    </style:style>
    <style:style style:name="Безымянный4" style:family="table-cell" style:parent-style-name="Default">
      <style:table-cell-properties fo:background-color="transparent"/>
    </style:style>
    <style:style style:name="Безымянный5" style:family="table-cell" style:parent-style-name="Default">
      <style:text-properties fo:color="#0066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20:11:13.827903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5:14:56</meta:creation-date>
    <meta:generator>LibreOffice/25.8.1.1$MacOSX_AARCH64 LibreOffice_project/54047653041915e595ad4e45cccea684809c77b5</meta:generator>
    <dc:date>2025-08-31T21:46:12.851261000</dc:date>
    <meta:editing-duration>P4DT17H4M13S</meta:editing-duration>
    <meta:editing-cycles>84</meta:editing-cycles>
    <meta:document-statistic meta:table-count="13" meta:cell-count="168" meta:object-count="0"/>
  </office:meta>
</office:document-meta>
</file>